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0.4244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8583in"/>
    </style:style>
    <style:style style:name="co6" style:family="table-column">
      <style:table-column-properties fo:break-before="auto" style:column-width="2.3154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2.5866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1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column table:style-name="co10" table:number-columns-repeated="997" table:default-cell-style-name="Default"/>
        <table:table-row table:style-name="ro1">
          <table:table-cell table:style-name="ce1"/>
          <table:table-cell table:style-name="ce40" office:value-type="string" calcext:value-type="string" table:number-columns-spanned="7" table:number-rows-spanned="1">
            <text:p>Change green cells to desired bed size, Z height, tool width, and parking area in mm</text:p>
          </table:table-cell>
          <table:covered-table-cell table:number-columns-repeated="4"/>
          <table:covered-table-cell table:number-columns-repeated="2" table:style-name="ce3"/>
          <table:table-cell table:style-name="ce6" table:number-columns-repeated="19"/>
          <table:table-cell table:number-columns-repeated="997"/>
        </table:table-row>
        <table:table-row table:style-name="ro2">
          <table:table-cell table:style-name="ce2"/>
          <table:table-cell table:number-columns-repeated="7"/>
          <table:table-cell table:style-name="ce6" table:number-columns-repeated="19"/>
          <table:table-cell table:number-columns-repeated="997"/>
        </table:table-row>
        <table:table-row table:style-name="ro3">
          <table:table-cell/>
          <table:table-cell table:style-name="ce2" office:value-type="string" calcext:value-type="string">
            <text:p>Standard Voron Bed size:</text:p>
          </table:table-cell>
          <table:table-cell table:style-name="ce11" office:value-type="string" calcext:value-type="string">
            <text:p>250</text:p>
          </table:table-cell>
          <table:table-cell table:style-name="ce16" office:value-type="string" calcext:value-type="string">
            <text:p>250 / 300 / 350</text:p>
          </table:table-cell>
          <table:table-cell table:style-name="ce6" table:number-columns-repeated="2"/>
          <table:table-cell table:style-name="ce19" office:value-type="string" calcext:value-type="string" table:number-columns-spanned="2" table:number-rows-spanned="1">
            <text:p>Tool head limits:</text:p>
          </table:table-cell>
          <table:covered-table-cell table:style-name="ce25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4" office:value-type="string" calcext:value-type="string">
            <text:p>Z height:</text:p>
          </table:table-cell>
          <table:table-cell table:style-name="ce12" office:value-type="float" office:value="250" calcext:value-type="float">
            <text:p>250</text:p>
          </table:table-cell>
          <table:table-cell table:style-name="ce6" table:number-columns-repeated="3"/>
          <table:table-cell table:style-name="ce20" office:value-type="string" calcext:value-type="string">
            <text:p>T0 min X:</text:p>
          </table:table-cell>
          <table:table-cell table:style-name="ce26" table:formula="of:=0-[.C6]" office:value-type="float" office:value="-50" calcext:value-type="float">
            <text:p>-5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Tool Head Width:</text:p>
          </table:table-cell>
          <table:table-cell table:style-name="ce12" office:value-type="float" office:value="75" calcext:value-type="float">
            <text:p>75</text:p>
          </table:table-cell>
          <table:table-cell table:style-name="ce52" office:value-type="string" calcext:value-type="string" table:number-columns-spanned="3" table:number-rows-spanned="1">
            <text:p>Stealthburner is about 75mm wide</text:p>
          </table:table-cell>
          <table:covered-table-cell table:number-columns-repeated="2"/>
          <table:table-cell table:style-name="ce20" office:value-type="string" calcext:value-type="string">
            <text:p>T0 max X:</text:p>
          </table:table-cell>
          <table:table-cell table:style-name="ce26" table:formula="of:=[.H7]-[.C5]" office:value-type="float" office:value="225" calcext:value-type="float">
            <text:p>22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Parking Area:</text:p>
          </table:table-cell>
          <table:table-cell table:style-name="ce11" office:value-type="string" calcext:value-type="string">
            <text:p>50</text:p>
          </table:table-cell>
          <table:table-cell table:style-name="ce52" office:value-type="string" calcext:value-type="string" table:number-columns-spanned="3" table:number-rows-spanned="1">
            <text:p>Standard Parking area is 50mm</text:p>
          </table:table-cell>
          <table:covered-table-cell table:number-columns-repeated="2"/>
          <table:table-cell table:style-name="ce20" office:value-type="string" calcext:value-type="string">
            <text:p>T1 min X:</text:p>
          </table:table-cell>
          <table:table-cell table:style-name="ce26" table:formula="of:=[.C5]-[.C6]" office:value-type="float" office:value="25" calcext:value-type="float">
            <text:p>2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4"/>
          <table:table-cell table:style-name="ce6" table:number-columns-repeated="2"/>
          <table:table-cell table:style-name="ce21" office:value-type="string" calcext:value-type="string">
            <text:p>T1 max X:</text:p>
          </table:table-cell>
          <table:table-cell table:style-name="ce27" table:formula="of:=[.C3]+[.C6]" office:value-type="float" office:value="300" calcext:value-type="float">
            <text:p>30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X-Axis MGN12 Rail length:</text:p>
          </table:table-cell>
          <table:table-cell table:style-name="ce13" table:formula="of:=[.C3]+50+(2*[.C6])" office:value-type="float" office:value="400" calcext:value-type="float">
            <text:p>400</text:p>
          </table:table-cell>
          <table:table-cell table:style-name="ce6" office:value-type="string" calcext:value-type="string">
            <text:p>mm</text:p>
          </table:table-cell>
          <table:table-cell table:style-name="ce52" office:value-type="string" calcext:value-type="string" table:number-columns-spanned="2" table:number-rows-spanned="1">
            <text:p>Recommend less than 500mm</text:p>
          </table:table-cell>
          <table:covered-table-cell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Y-Axis MGN9 Rail length:</text:p>
          </table:table-cell>
          <table:table-cell table:style-name="ce13" table:formula="of:=[.C3]+50" office:value-type="float" office:value="300" calcext:value-type="float">
            <text:p>300</text:p>
          </table:table-cell>
          <table:table-cell table:style-name="ce6" office:value-type="string" calcext:value-type="string">
            <text:p>mm</text:p>
          </table:table-cell>
          <table:table-cell table:style-name="ce6" table:number-columns-repeated="2"/>
          <table:table-cell/>
          <table:table-cell table:style-name="ce28" office:value-type="string" calcext:value-type="string">
            <text:p>Total Printer Size (WxDxH):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Z-Axis MGN9 Rail length:</text:p>
          </table:table-cell>
          <table:table-cell table:style-name="ce3" table:formula="of:=[.C4]+50" office:value-type="float" office:value="300" calcext:value-type="float">
            <text:p>300</text:p>
          </table:table-cell>
          <table:table-cell table:style-name="ce6" office:value-type="string" calcext:value-type="string">
            <text:p>mm</text:p>
          </table:table-cell>
          <table:table-cell table:style-name="ce6" table:number-columns-repeated="2"/>
          <table:table-cell table:style-name="ce3"/>
          <table:table-cell table:style-name="ce29" table:formula="of:=CONCATENATE([.E15]+40;&quot;mm Wide (X)&quot;)" office:value-type="string" office:string-value="510mm Wide (X)" calcext:value-type="string">
            <text:p>510mm Wide (X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Minimum Belt Length to Buy:</text:p>
          </table:table-cell>
          <table:table-cell table:style-name="ce3" table:formula="of:=ROUNDUP([.C3]/50+(([.C6]*2)/1000);0)" office:value-type="float" office:value="6" calcext:value-type="float">
            <text:p>6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ounded up to the next whole meter</text:p>
          </table:table-cell>
          <table:table-cell table:number-columns-repeated="2"/>
          <table:table-cell table:style-name="ce64" table:formula="of:=CONCATENATE([.E16]+40;&quot;mm Deep (Y)&quot;)" office:value-type="string" office:string-value="410mm Deep (Y)" calcext:value-type="string">
            <text:p>410mm Deep (Y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7"/>
          <table:table-cell table:style-name="ce31" table:formula="of:=CONCATENATE([.E22]+80;&quot;mm High (Z)&quot;)" office:value-type="string" office:string-value="580mm High (Z)" calcext:value-type="string">
            <text:p>580mm High (Z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5"/>
          <table:table-cell table:style-name="ce5" office:value-type="string" calcext:value-type="string">
            <text:p>Frame Pieces to Order:</text:p>
          </table:table-cell>
          <table:table-cell table:style-name="ce3" table:number-columns-repeated="6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5"/>
          <table:table-cell table:style-name="ce8" office:value-type="string" calcext:value-type="string">
            <text:p>Where used</text:p>
          </table:table-cell>
          <table:table-cell table:style-name="ce14" office:value-type="string" calcext:value-type="string">
            <text:p>Qty</text:p>
          </table:table-cell>
          <table:table-cell table:style-name="ce14" office:value-type="string" calcext:value-type="string">
            <text:p>Extrusion Type</text:p>
          </table:table-cell>
          <table:table-cell table:style-name="ce14" office:value-type="string" calcext:value-type="string">
            <text:p>Length (mm)</text:p>
          </table:table-cell>
          <table:table-cell table:style-name="ce14" office:value-type="string" calcext:value-type="string">
            <text:p>Axis</text:p>
          </table:table-cell>
          <table:table-cell table:style-name="ce14" office:value-type="string" calcext:value-type="string">
            <text:p>Modifiers</text:p>
          </table:table-cell>
          <table:table-cell table:style-name="ce32" office:value-type="string" calcext:value-type="string">
            <text:p>Misumi Order Number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Horizontal (Width-X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TPW</text:p>
          </table:table-cell>
          <table:table-cell table:style-name="ce33" table:formula="of:=CONCATENATE([.D15];&quot;-&quot;;[.E15];IF([.G15]=&quot;&quot;;&quot;&quot;;&quot;-&quot;);[.G15])" office:value-type="string" office:string-value="HFSB5-2020-470-TPW" calcext:value-type="string">
            <text:p>HFSB5-2020-470-TPW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Horizontal (Depth-Y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" office:value-type="float" office:value="370" calcext:value-type="float">
            <text:p>37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PW</text:p>
          </table:table-cell>
          <table:table-cell table:style-name="ce33" table:formula="of:=CONCATENATE([.D16];&quot;-&quot;;[.E16];IF([.G16]=&quot;&quot;;&quot;&quot;;&quot;-&quot;);[.G16])" office:value-type="string" office:string-value="HFSB5-2020-370-TPW" calcext:value-type="string">
            <text:p>HFSB5-2020-370-TPW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ottom Re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table:formula="of:=CONCATENATE(&quot;TPW&quot;;&quot;-&quot;;&quot;AH&quot;;[.E17]/2)" office:value-type="string" office:string-value="TPW-AH235" calcext:value-type="string">
            <text:p>TPW-AH235</text:p>
          </table:table-cell>
          <table:table-cell table:style-name="ce33" table:formula="of:=CONCATENATE([.D17];&quot;-&quot;;[.E17];IF([.G17]=&quot;&quot;;&quot;&quot;;&quot;-&quot;);[.G17])" office:value-type="string" office:string-value="HFSB5-2020-470-TPW-AH235" calcext:value-type="string">
            <text:p>HFSB5-2020-470-TPW-AH23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X ax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80+(2*[.C6])" office:value-type="float" office:value="430" calcext:value-type="float">
            <text:p>43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table:formula="of:=CONCATENATE([.D18];&quot;-&quot;;[.E18];IF([.G18]=&quot;&quot;;&quot;&quot;;&quot;-&quot;);[.G18])" office:value-type="string" office:string-value="HFSB5-2020-430" calcext:value-type="string">
            <text:p>HFSB5-2020-43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Gantry Rear Crossb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-10+(2*[.C6])" office:value-type="float" office:value="340" calcext:value-type="float">
            <text:p>34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table:formula="of:=CONCATENATE([.D19];&quot;-&quot;;[.E19];IF([.G19]=&quot;&quot;;&quot;&quot;;&quot;-&quot;);[.G19])" office:value-type="string" office:string-value="HFSB5-2020-340" calcext:value-type="string">
            <text:p>HFSB5-2020-34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ed (Width-X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table:formula="of:=CONCATENATE(&quot;AH&quot;;[.E20]/2)" office:value-type="string" office:string-value="AH235" calcext:value-type="string">
            <text:p>AH235</text:p>
          </table:table-cell>
          <table:table-cell table:style-name="ce33" table:formula="of:=CONCATENATE([.D20];&quot;-&quot;;[.E20];IF([.G20]=&quot;&quot;;&quot;&quot;;&quot;-&quot;);[.G20])" office:value-type="string" office:string-value="HFSB5-2020-470-AH235" calcext:value-type="string">
            <text:p>HFSB5-2020-470-AH23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ed (Depth-Y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-18" office:value-type="float" office:value="232" calcext:value-type="float">
            <text:p>232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TP</text:p>
          </table:table-cell>
          <table:table-cell table:style-name="ce33" table:formula="of:=CONCATENATE([.D21];&quot;-&quot;;[.E21];IF([.G21]=&quot;&quot;;&quot;&quot;;&quot;-&quot;);[.G21])" office:value-type="string" office:string-value="HFSB5-2020-232-LTP" calcext:value-type="string">
            <text:p>HFSB5-2020-232-LTP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Vertica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FSB5-2020</text:p>
          </table:table-cell>
          <table:table-cell table:style-name="ce3" table:formula="of:=[.C4]+250" office:value-type="float" office:value="500" calcext:value-type="float">
            <text:p>500</text:p>
          </table:table-cell>
          <table:table-cell table:style-name="ce3" office:value-type="string" calcext:value-type="string">
            <text:p>z</text:p>
          </table:table-cell>
          <table:table-cell table:style-name="ce3" table:formula="of:=CONCATENATE(&quot;LCP-RCP-AV&quot;;[.E22]-140)" office:value-type="string" office:string-value="LCP-RCP-AV360" calcext:value-type="string">
            <text:p>LCP-RCP-AV360</text:p>
          </table:table-cell>
          <table:table-cell table:style-name="ce33" table:formula="of:=CONCATENATE([.D22];&quot;-&quot;;[.E22];IF([.G22]=&quot;&quot;;&quot;&quot;;&quot;-&quot;);[.G22])" office:value-type="string" office:string-value="HFSB5-2020-500-LCP-RCP-AV360" calcext:value-type="string">
            <text:p>HFSB5-2020-500-LCP-RCP-AV36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10" office:value-type="string" calcext:value-type="string">
            <text:p>Center Z Vertica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HFSB5-2020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LTP</text:p>
          </table:table-cell>
          <table:table-cell table:style-name="ce34" table:formula="of:=CONCATENATE([.D23];&quot;-&quot;;[.E23];IF([.G23]=&quot;&quot;;&quot;&quot;;&quot;-&quot;);[.G23])" office:value-type="string" office:string-value="HFSB5-2020-330-LTP" calcext:value-type="string">
            <text:p>HFSB5-2020-330-LTP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2" office:value-type="string" calcext:value-type="string" table:number-columns-spanned="2" table:number-rows-spanned="1">
            <text:p>Extrusion Modifier Legend</text:p>
          </table:table-cell>
          <table:covered-table-cell table:style-name="ce25"/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TPW</text:p>
          </table:table-cell>
          <table:table-cell table:style-name="ce35" office:value-type="string" calcext:value-type="string">
            <text:p>Tap both ends, M5x0.8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AH</text:p>
          </table:table-cell>
          <table:table-cell table:style-name="ce35" office:value-type="string" calcext:value-type="string">
            <text:p>Access hole, horizontal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LTP</text:p>
          </table:table-cell>
          <table:table-cell table:style-name="ce35" office:value-type="string" calcext:value-type="string">
            <text:p>Left end tap, M5x0.8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LCP</text:p>
          </table:table-cell>
          <table:table-cell table:style-name="ce35" office:value-type="string" calcext:value-type="string">
            <text:p>Left blind joint holes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RCP</text:p>
          </table:table-cell>
          <table:table-cell table:style-name="ce35" office:value-type="string" calcext:value-type="string">
            <text:p>Right blind joint holes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4" office:value-type="string" calcext:value-type="string">
            <text:p>AV</text:p>
          </table:table-cell>
          <table:table-cell table:style-name="ce36" office:value-type="string" calcext:value-type="string">
            <text:p>Access hole, vertical</text:p>
          </table:table-cell>
          <table:table-cell table:style-name="ce6" table:number-columns-repeated="19"/>
          <table:table-cell table:number-columns-repeated="997"/>
        </table:table-row>
        <table:table-row table:style-name="ro3" table:number-rows-repeated="5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6"/>
          <table:table-cell table:style-name="ce7" table:number-columns-spanned="5" table:number-rows-spanned="1"/>
          <table:covered-table-cell table:number-columns-repeated="4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 table:number-rows-repeated="963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4" number:language="en" number:country="US">
      <number:day/>
      <number:text>-</number:text>
      <number:month number:textual="true"/>
    </number:date-style>
    <number:date-style style:name="N10153" number:language="en" number:country="US">
      <number:month number:textual="true"/>
      <number:text>-</number:text>
      <number:year/>
    </number:date-style>
    <number:time-style style:name="N1015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currency-style style:name="N1013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51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4T12:24:02.461525861</dc:date>
    <meta:editing-duration>PT11M20S</meta:editing-duration>
    <meta:editing-cycles>6</meta:editing-cycles>
    <meta:document-statistic meta:table-count="1" meta:cell-count="121" meta:object-count="0"/>
  </office:meta>
</office:document-meta>
</file>